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00000072C85DFA10A8C56E72E.jpg" manifest:media-type="image/jpeg"/>
  <manifest:file-entry manifest:full-path="Pictures/1000000000000CC00000072C8323BAA726F918FE.jpg" manifest:media-type="image/jpeg"/>
  <manifest:file-entry manifest:full-path="Pictures/100000000000028000000180E4E37165EBC0FA5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cm, 7.576cm, 7.309cm, 7.66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389cm, 7.93cm, 4.61cm, 7.575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882cm, 1.961cm, 3.029cm, 13.366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305cm, 15.327cm, 1.694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82cm, 15.149cm, 0.179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12cm" draw:fontwork-outline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111111" draw:textarea-horizontal-align="center" draw:textarea-vertical-align="middle" draw:auto-grow-height="false" draw:fit-to-size="false" fo:min-height="1.841cm" fo:min-width="13.2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953cm, 57.467cm, 14.711cm, 9.344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8.72cm, 12.671cm, 30.819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926cm, 0cm, 13.921cm, 62.98cm)" draw:image-opacity="100%" style:mirror="none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6.647cm, 53.721cm, 9.651cm, 22.179cm)" draw:image-opacity="100%" style:mirror="none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2.662cm, 42.269cm, 9.548cm, 30.451cm)" draw:image-opacity="100%" style:mirror="none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4.517cm, 32.732cm, 11.329cm, 45.441cm)" draw:image-opacity="100%" style:mirror="none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068cm, 8.184cm, 22.233cm, 66.352cm)" draw:image-opacity="100%" style:mirror="none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9.515cm, 5.007cm, -0.94cm, 68.166cm)" draw:image-opacity="100%" style:mirror="none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153cm, 64.549cm, 28.602cm, 8.625cm)" draw:image-opacity="100%" style:mirror="none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518cm, 46.368cm, 30.419cm, 25.89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11111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1.399cm" svg:x="1cm" svg:y="4.101cm">
          <draw:image xlink:href="Pictures/100000000000028000000180E4E37165EBC0FA5B.jp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2" draw:text-style-name="P1" draw:layer="layout" svg:width="1.899cm" svg:height="1.399cm" svg:x="3.201cm" svg:y="2.501cm">
          <draw:image xlink:href="Pictures/100000000000028000000180E4E37165EBC0FA5B.jpg" xlink:type="simple" xlink:show="embed" xlink:actuate="onLoad">
            <text:p/>
          </draw:image>
        </draw:frame>
        <draw:frame draw:style-name="gr3" draw:text-style-name="P1" draw:layer="layout" svg:width="1.599cm" svg:height="1.299cm" svg:x="5.7cm" svg:y="2.401cm">
          <draw:image xlink:href="Pictures/100000000000028000000180E4E37165EBC0FA5B.jpg" xlink:type="simple" xlink:show="embed" xlink:actuate="onLoad">
            <text:p/>
          </draw:image>
        </draw:frame>
        <draw:frame draw:style-name="gr4" draw:text-style-name="P1" draw:layer="layout" svg:width="1.799cm" svg:height="1.399cm" svg:x="8.7cm" svg:y="2.701cm">
          <draw:image xlink:href="Pictures/100000000000028000000180E4E37165EBC0FA5B.jpg" xlink:type="simple" xlink:show="embed" xlink:actuate="onLoad">
            <text:p/>
          </draw:image>
        </draw:frame>
        <draw:frame draw:style-name="gr5" draw:text-style-name="P1" draw:layer="layout" svg:width="1.799cm" svg:height="1.299cm" svg:x="2.901cm" svg:y="5.1cm">
          <draw:image xlink:href="Pictures/100000000000028000000180E4E37165EBC0FA5B.jpg" xlink:type="simple" xlink:show="embed" xlink:actuate="onLoad">
            <text:p/>
          </draw:image>
        </draw:frame>
        <draw:frame draw:style-name="gr6" draw:text-style-name="P1" draw:layer="layout" svg:width="1.999cm" svg:height="1.299cm" svg:x="5.601cm" svg:y="5.101cm">
          <draw:image xlink:href="Pictures/100000000000028000000180E4E37165EBC0FA5B.jpg" xlink:type="simple" xlink:show="embed" xlink:actuate="onLoad">
            <text:p/>
          </draw:image>
        </draw:frame>
        <draw:frame draw:style-name="gr7" draw:text-style-name="P2" draw:layer="layout" svg:width="5.7cm" svg:height="0.962cm" svg:x="3.8cm" svg:y="9.6cm">
          <draw:text-box>
            <text:p>1 2 3 4 5 6 7 8 9 0</text:p>
          </draw:text-box>
        </draw:frame>
        <draw:path draw:style-name="gr8" draw:text-style-name="P3" draw:layer="layout" svg:width="2.209cm" svg:height="1.964cm" svg:x="11.322cm" svg:y="8.89cm" svg:viewBox="0 0 2210 1965" svg:d="M531 979c228-147 1075-1173 185-105-98 117 2496-1685 1059-424-2447 2147-2022 1687-768 609 1761-1514-481 459-211 106 717-938 76 218-80 291l-26 26z">
          <text:p/>
        </draw:path>
        <draw:path draw:style-name="gr9" draw:text-style-name="P1" draw:layer="layout" svg:width="0.502cm" svg:height="2.671cm" svg:x="15.848cm" svg:y="8.255cm" svg:viewBox="0 0 503 2672" svg:d="M0 2672c142-771 420-1520 503-2302v-291-79">
          <text:p/>
        </draw:path>
        <draw:custom-shape draw:style-name="gr10" draw:text-style-name="P5" draw:layer="layout" svg:width="13.7cm" svg:height="2.1cm" svg:x="2.9cm" svg:y="12.1cm">
          <text:p text:style-name="P4"><text:span text:style-name="T1">6 7 8 9 0</text:span></text:p>
          <draw:enhanced-geometry svg:viewBox="0 0 21600 21600" draw:mirror-horizontal="false" draw:mirror-vertical="false" draw:extrusion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5" draw:layer="layout" svg:width="13.7cm" svg:height="2.1cm" svg:x="2.9cm" svg:y="15.1cm">
          <text:p text:style-name="P4"><text:span text:style-name="T1">1 2 3 4 5</text:span></text:p>
          <draw:enhanced-geometry svg:viewBox="0 0 21600 21600" draw:mirror-horizontal="false" draw:mirror-vertical="false" draw:extrusion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5" draw:layer="layout" svg:width="13.7cm" svg:height="2.1cm" svg:x="3cm" svg:y="19.8cm">
          <text:p text:style-name="P4"><text:span text:style-name="T1">1 2 3 4 5</text:span></text:p>
          <draw:enhanced-geometry svg:viewBox="0 0 21600 21600" draw:mirror-horizontal="false" draw:mirror-vertical="false" draw:extrusion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5" draw:layer="layout" svg:width="13.7cm" svg:height="2.1cm" svg:x="2.7cm" svg:y="22.7cm">
          <text:p text:style-name="P4"><text:span text:style-name="T1">6 7 8 9 0</text:span></text:p>
          <draw:enhanced-geometry svg:viewBox="0 0 21600 21600" draw:mirror-horizontal="false" draw:mirror-vertical="false" draw:extrusion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Predeterminado">
        <draw:frame draw:style-name="gr1" draw:text-style-name="P1" draw:layer="layout" svg:width="18.999cm" svg:height="10.686cm" svg:x="0.843cm" svg:y="3.077cm">
          <draw:image xlink:href="Pictures/1000000000000CC00000072C85DFA10A8C56E72E.jp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11" draw:text-style-name="P1" draw:layer="layout" svg:width="4.299cm" svg:height="5.699cm" svg:x="2.9cm" svg:y="4.8cm">
          <draw:image xlink:href="Pictures/1000000000000CC00000072C85DFA10A8C56E72E.jpg" xlink:type="simple" xlink:show="embed" xlink:actuate="onLoad">
            <text:p/>
          </draw:image>
        </draw:frame>
        <draw:frame draw:style-name="gr12" draw:text-style-name="P1" draw:layer="measurelines" svg:width="5.899cm" svg:height="7.898cm" svg:x="7.789cm" svg:y="4.812cm">
          <draw:image xlink:href="Pictures/1000000000000CC00000072C85DFA10A8C56E72E.jpg" xlink:type="simple" xlink:show="embed" xlink:actuate="onLoad">
            <text:p/>
          </draw:image>
        </draw:frame>
        <draw:frame draw:style-name="gr13" draw:text-style-name="P1" draw:layer="measurelines" svg:width="5.142cm" svg:height="6.099cm" svg:x="3.258cm" svg:y="13.501cm">
          <draw:image xlink:href="Pictures/1000000000000CC00000072C85DFA10A8C56E72E.jpg" xlink:type="simple" xlink:show="embed" xlink:actuate="onLoad">
            <text:p/>
          </draw:image>
        </draw:frame>
      </draw:page>
      <draw:page draw:name="page5" draw:style-name="dp1" draw:master-page-name="Predeterminado">
        <draw:frame draw:style-name="gr14" draw:text-style-name="P3" draw:layer="layout" svg:width="18.999cm" svg:height="10.686cm" svg:x="1.001cm" svg:y="9.506cm">
          <draw:image xlink:href="Pictures/1000000000000CC00000072C8323BAA726F918FE.jpg" xlink:type="simple" xlink:show="embed" xlink:actuate="onLoad">
            <text:p/>
          </draw:image>
        </draw:frame>
      </draw:page>
      <draw:page draw:name="page6" draw:style-name="dp1" draw:master-page-name="Predeterminado">
        <draw:frame draw:style-name="gr15" draw:text-style-name="P3" draw:layer="layout" svg:width="2.299cm" svg:height="2.699cm" svg:x="1.537cm" svg:y="1.622cm">
          <draw:image xlink:href="Pictures/1000000000000CC00000072C8323BAA726F918FE.jpg" xlink:type="simple" xlink:show="embed" xlink:actuate="onLoad">
            <text:p/>
          </draw:image>
        </draw:frame>
        <draw:frame draw:style-name="gr16" draw:text-style-name="P3" draw:layer="layout" svg:width="2.999cm" svg:height="3.599cm" svg:x="4.401cm" svg:y="1.501cm">
          <draw:image xlink:href="Pictures/1000000000000CC00000072C8323BAA726F918FE.jpg" xlink:type="simple" xlink:show="embed" xlink:actuate="onLoad">
            <text:p/>
          </draw:image>
        </draw:frame>
        <draw:frame draw:style-name="gr17" draw:text-style-name="P3" draw:layer="layout" svg:width="1.799cm" svg:height="2.799cm" svg:x="8cm" svg:y="2.5cm">
          <draw:image xlink:href="Pictures/1000000000000CC00000072C8323BAA726F918FE.jpg" xlink:type="simple" xlink:show="embed" xlink:actuate="onLoad">
            <text:p/>
          </draw:image>
        </draw:frame>
        <draw:frame draw:style-name="gr18" draw:text-style-name="P3" draw:layer="layout" svg:width="2.599cm" svg:height="3.799cm" svg:x="10.531cm" svg:y="2.102cm">
          <draw:image xlink:href="Pictures/1000000000000CC00000072C8323BAA726F918FE.jpg" xlink:type="simple" xlink:show="embed" xlink:actuate="onLoad">
            <text:p/>
          </draw:image>
        </draw:frame>
        <draw:frame draw:style-name="gr19" draw:text-style-name="P3" draw:layer="layout" svg:width="2.899cm" svg:height="4.399cm" svg:x="15.301cm" svg:y="1.701cm">
          <draw:image xlink:href="Pictures/1000000000000CC00000072C8323BAA726F918FE.jpg" xlink:type="simple" xlink:show="embed" xlink:actuate="onLoad">
            <text:p/>
          </draw:image>
        </draw:frame>
        <draw:frame draw:style-name="gr20" draw:text-style-name="P3" draw:layer="layout" svg:width="2.899cm" svg:height="2.599cm" svg:x="1.577cm" svg:y="5.843cm">
          <draw:image xlink:href="Pictures/1000000000000CC00000072C8323BAA726F918FE.jpg" xlink:type="simple" xlink:show="embed" xlink:actuate="onLoad">
            <text:p/>
          </draw:image>
        </draw:frame>
        <draw:frame draw:style-name="gr21" draw:text-style-name="P3" draw:layer="layout" svg:width="3.099cm" svg:height="2.999cm" svg:x="5.418cm" svg:y="6.16cm">
          <draw:image xlink:href="Pictures/1000000000000CC00000072C8323BAA726F918FE.jpg" xlink:type="simple" xlink:show="embed" xlink:actuate="onLoad">
            <text:p/>
          </draw:image>
        </draw:frame>
      </draw:page>
      <draw:page draw:name="page7" draw:style-name="dp1" draw:master-page-name="Predeterminado">
        <draw:frame draw:style-name="gr14" draw:text-style-name="P3" draw:layer="layout" svg:width="18.999cm" svg:height="10.686cm" svg:x="1.001cm" svg:y="9.506cm">
          <draw:image xlink:href="Pictures/1000000000000CC00000072C8323BAA726F918F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5T14:23:52.421785382</dc:date>
    <meta:editing-duration>PT1H7M43S</meta:editing-duration>
    <meta:editing-cycles>8</meta:editing-cycles>
    <meta:generator>LibreOffice/5.1.4.2$Linux_X86_64 LibreOffice_project/10m0$Build-2</meta:generator>
    <meta:document-statistic meta:object-count="26"/>
  </office:meta>
</office:document-meta>
</file>